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1000002F11A987D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82cm"/>
    </style:style>
    <style:style style:name="gr3" style:family="graphic" style:parent-style-name="standard">
      <style:graphic-properties draw:fill="none" draw:fill-color="#ffffff" fo:min-height="1.121cm"/>
    </style:style>
    <style:style style:name="gr4" style:family="graphic" style:parent-style-name="standard">
      <style:graphic-properties draw:fill="none" draw:fill-color="#ffffff" fo:min-height="0.84cm"/>
    </style:style>
    <style:style style:name="gr5" style:family="graphic" style:parent-style-name="standard">
      <style:graphic-properties draw:fill="solid" draw:fill-color="#ffffff" fo:min-height="0.713cm"/>
    </style:style>
    <style:style style:name="gr6" style:family="graphic" style:parent-style-name="standard">
      <style:graphic-properties draw:fill="solid" draw:fill-color="#ffffff" fo:min-height="0.893cm"/>
    </style:style>
    <style:style style:name="gr7" style:family="graphic" style:parent-style-name="standard">
      <style:graphic-properties draw:fill="solid" draw:fill-color="#ffffff" fo:min-height="0.84cm"/>
    </style:style>
    <style:style style:name="gr8" style:family="graphic" style:parent-style-name="standard">
      <style:graphic-properties draw:fill="solid" draw:fill-color="#ffffff" fo:min-height="0.875cm"/>
    </style:style>
    <style:style style:name="gr9" style:family="graphic" style:parent-style-name="standard">
      <style:graphic-properties draw:fill="solid" draw:fill-color="#ffffff" fo:min-height="1.2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family-asian="'ＭＳ ゴシック'" style:font-family-generic-asian="modern" style:font-pitch-asian="fixed"/>
    </style:style>
    <style:style style:name="P4" style:family="paragraph">
      <style:paragraph-properties fo:margin-left="0cm" fo:margin-right="0cm" fo:text-indent="0cm"/>
      <style:text-properties fo:font-size="12pt" style:font-family-asian="'ＭＳ ゴシック'" style:font-family-generic-asian="modern" style:font-pitch-asian="fixed"/>
    </style:style>
    <style:style style:name="T1" style:family="text">
      <style:text-properties fo:font-size="12pt" style:font-family-asian="'ＭＳ ゴシック'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675cm" svg:height="14.185cm" svg:x="4.294cm" svg:y="2.649cm">
          <draw:image xlink:href="Pictures/10000000000002B1000002F11A987DCD.png" xlink:type="simple" xlink:show="embed" xlink:actuate="onLoad">
            <text:p text:style-name="P2"/>
          </draw:image>
        </draw:frame>
        <draw:caption draw:style-name="gr2" draw:text-style-name="P3" draw:layer="layout" svg:width="3.195cm" svg:height="2.156cm" svg:x="1cm" svg:y="4.065cm" draw:caption-point-x="5.149cm" draw:caption-point-y="-0.133cm">
          <text:p text:style-name="P2"><text:span text:style-name="T1">入力フィールド</text:span></text:p>
        </draw:caption>
        <draw:caption draw:style-name="gr3" draw:text-style-name="P4" draw:layer="layout" svg:width="2.779cm" svg:height="1.521cm" svg:x="17.221cm" svg:y="1.129cm" draw:caption-point-x="-2.053cm" draw:caption-point-y="2.966cm">
          <text:p text:style-name="P2"><text:span text:style-name="T1">評価</text:span><text:span text:style-name="T1"><text:line-break/></text:span><text:span text:style-name="T1">ボタン</text:span></text:p>
        </draw:caption>
        <draw:caption draw:style-name="gr4" draw:text-style-name="P3" draw:layer="layout" svg:width="2.471cm" svg:height="1.521cm" svg:x="17.529cm" svg:y="3.734cm" draw:caption-point-x="-1.31cm" draw:caption-point-y="0.325cm">
          <text:p text:style-name="P2"><text:span text:style-name="T1">追加</text:span><text:span text:style-name="T1"><text:line-break/></text:span><text:span text:style-name="T1">ボタン</text:span></text:p>
        </draw:caption>
        <draw:caption draw:style-name="gr5" draw:text-style-name="P4" draw:layer="layout" svg:width="3.924cm" svg:height="1.521cm" svg:x="16.19cm" svg:y="6.318cm" draw:caption-point-x="-3.413cm" draw:caption-point-y="0.128cm">
          <text:p text:style-name="P2"><text:span text:style-name="T1">分析結果フィールド</text:span></text:p>
        </draw:caption>
        <draw:caption draw:style-name="gr6" draw:text-style-name="P4" draw:layer="layout" svg:width="3.69cm" svg:height="1.521cm" svg:x="16.31cm" svg:y="8.793cm" draw:caption-point-x="-3.28cm" draw:caption-point-y="0.619cm">
          <text:p text:style-name="P4"><text:span text:style-name="T1">評価</text:span><text:span text:style-name="T1"><text:line-break/></text:span><text:span text:style-name="T1">フィールド</text:span></text:p>
        </draw:caption>
        <draw:caption draw:style-name="gr7" draw:text-style-name="P4" draw:layer="layout" svg:width="3.723cm" svg:height="1.521cm" svg:x="16.009cm" svg:y="11.412cm" draw:caption-point-x="-0.351cm" draw:caption-point-y="-0.503cm">
          <text:p text:style-name="P2"><text:span text:style-name="T1">もっと見るボタン</text:span></text:p>
        </draw:caption>
        <draw:caption draw:style-name="gr8" draw:text-style-name="P4" draw:layer="layout" svg:width="3.959cm" svg:height="1.521cm" svg:x="16.041cm" svg:y="13.869cm" draw:caption-point-x="-1.459cm" draw:caption-point-y="-0.056cm">
          <text:p text:style-name="P2"><text:span text:style-name="T1">類似単語フィールド</text:span></text:p>
        </draw:caption>
        <draw:caption draw:style-name="gr9" draw:text-style-name="P4" draw:layer="layout" svg:width="3.896cm" svg:height="2.156cm" svg:x="1.25cm" svg:y="11.79cm" draw:caption-point-x="6.54cm" draw:caption-point-y="2.571cm">
          <text:p text:style-name="P2"><text:span text:style-name="T1">作成済み</text:span><text:span text:style-name="T1"><text:line-break/></text:span><text:span text:style-name="T1">テキストフィールド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3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akinori ito</meta:initial-creator>
    <meta:creation-date>2008-11-05T11:07:12</meta:creation-date>
    <dc:creator>akinori ito</dc:creator>
    <dc:date>2008-11-05T11:11:12</dc:date>
    <meta:editing-cycles>1</meta:editing-cycles>
    <meta:editing-duration>PT4M0S</meta:editing-duration>
    <meta:user-defined meta:name="情報 1"/>
    <meta:user-defined meta:name="情報 2"/>
    <meta:user-defined meta:name="情報 3"/>
    <meta:user-defined meta:name="情報 4"/>
    <meta:document-statistic meta:object-count="9"/>
  </office:meta>
</office:document-meta>
</file>